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6.6931in" table:align="left"/>
    </style:style>
    <style:style style:name="表格1.A" style:family="table-column">
      <style:table-column-properties style:column-width="0.016in"/>
    </style:style>
    <style:style style:name="表格1.B" style:family="table-column">
      <style:table-column-properties style:column-width="6.6771in"/>
    </style:style>
    <style:style style:name="表格1.A1" style:family="table-cell">
      <style:table-cell-properties style:vertical-align="middle"/>
    </style:style>
    <style:style style:name="P1" style:family="paragraph" style:parent-style-name="Preformatted_20_Text">
      <style:text-properties fo:font-size="14pt" officeooo:rsid="001f47aa" officeooo:paragraph-rsid="001f47aa" style:font-size-asian="14pt" style:font-size-complex="14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officeooo:paragraph-rsid="0021b480"/>
    </style:style>
    <style:style style:name="P4" style:family="paragraph" style:parent-style-name="Standard">
      <style:text-properties fo:font-size="14pt" officeooo:rsid="001c590a" officeooo:paragraph-rsid="001c590a" style:font-size-asian="14pt" style:font-size-complex="14pt"/>
    </style:style>
    <style:style style:name="P5" style:family="paragraph" style:parent-style-name="Standard">
      <style:text-properties fo:font-size="14pt" officeooo:rsid="001c590a" officeooo:paragraph-rsid="00250ccd" style:font-size-asian="14pt" style:font-size-complex="14pt"/>
    </style:style>
    <style:style style:name="P6" style:family="paragraph" style:parent-style-name="Standard">
      <style:text-properties fo:font-size="14pt" officeooo:rsid="001f47aa" officeooo:paragraph-rsid="001f47aa" style:font-size-asian="14pt" style:font-size-complex="14pt"/>
    </style:style>
    <style:style style:name="P7" style:family="paragraph" style:parent-style-name="Standard">
      <style:text-properties fo:font-size="14pt" officeooo:rsid="0021b480" officeooo:paragraph-rsid="0021b480" style:font-size-asian="14pt" style:font-size-complex="14pt"/>
    </style:style>
    <style:style style:name="P8" style:family="paragraph" style:parent-style-name="Standard">
      <style:text-properties officeooo:paragraph-rsid="00247656"/>
    </style:style>
    <style:style style:name="P9" style:family="paragraph" style:parent-style-name="Text_20_body">
      <style:text-properties fo:font-variant="normal" fo:text-transform="none" fo:color="#000000" fo:font-size="14pt" fo:letter-spacing="normal" officeooo:rsid="001f47aa" officeooo:paragraph-rsid="001f47aa" style:font-size-asian="14pt" style:font-size-complex="14pt"/>
    </style:style>
    <style:style style:name="P10" style:family="paragraph" style:parent-style-name="Text_20_body">
      <style:paragraph-properties fo:margin-left="0.1043in" fo:margin-right="0.1043in" fo:margin-top="0.1043in" fo:margin-bottom="0.1043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fo:font-size="14pt" fo:letter-spacing="normal" style:font-size-asian="14pt" style:font-size-complex="14pt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fo:font-size="14pt" fo:letter-spacing="normal" style:font-size-asian="14pt" style:font-size-complex="14pt"/>
    </style:style>
    <style:style style:name="P12" style:family="paragraph" style:parent-style-name="Standard">
      <style:text-properties fo:font-size="14pt" officeooo:rsid="001c590a" officeooo:paragraph-rsid="001c590a" style:font-size-asian="14pt" style:font-size-complex="14pt"/>
    </style:style>
    <style:style style:name="P13" style:family="paragraph" style:parent-style-name="Standard">
      <style:text-properties fo:font-size="14pt" officeooo:rsid="00288402" officeooo:paragraph-rsid="00288402" style:font-size-asian="14pt" style:font-size-complex="14pt"/>
    </style:style>
    <style:style style:name="T1" style:family="text">
      <style:text-properties officeooo:rsid="001f47aa"/>
    </style:style>
    <style:style style:name="T2" style:family="text">
      <style:text-properties officeooo:rsid="00212485"/>
    </style:style>
    <style:style style:name="T3" style:family="text">
      <style:text-properties style:font-name="Verdana" fo:font-style="normal" fo:font-weight="normal"/>
    </style:style>
    <style:style style:name="T4" style:family="text">
      <style:text-properties style:font-name-asian="Verdana" style:font-style-asian="normal" style:font-weight-asian="normal"/>
    </style:style>
    <style:style style:name="T5" style:family="text">
      <style:text-properties fo:font-size="14pt" officeooo:rsid="00247656" style:font-size-asian="14pt" style:font-size-complex="14pt"/>
    </style:style>
    <style:style style:name="T6" style:family="text">
      <style:text-properties officeooo:rsid="00250cc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afka官网：<text:span text:style-name="T6">http://kafka.apache.org/quickstart</text:span></text:p>
      <text:p text:style-name="P4">kafka安装：</text:p>
      <text:p text:style-name="P4"/>
      <text:p text:style-name="P4">kafka/conf/server.properties文件中：</text:p>
      <text:p text:style-name="P4">broker.id唯一,log.dirs不可重复,port,zookeeper.connect几个结点都统一</text:p>
      <text:p text:style-name="P4"/>
      <text:p text:style-name="P4">细致配置http://orchome.com/12</text:p>
      <text:p text:style-name="P4"/>
      <text:p text:style-name="P13">启动kafka：</text:p>
      <text:p text:style-name="P13"/>
      <text:p text:style-name="P4"/>
      <text:p text:style-name="P4">创建<text:span text:style-name="T1">1个副本因子和1个分区的主题，名为test</text:span></text:p>
      <text:p text:style-name="P6">bin/kafka-topics.sh --create --zookeeper localhost:2181,localhost:2182,localhost:2183 --replication-factor 1 --partitions 1 --topic test</text:p>
      <text:p text:style-name="P6">查看所有主题：</text:p>
      <text:p text:style-name="P6">bin/kafka-topics.sh --list --zookeeper localhost:2181,localhost:2182,localhost:2183</text:p>
      <text:p text:style-name="P6"/>
      <text:p text:style-name="P7">发送消息（生产者）：</text:p>
      <text:p text:style-name="P7">bin/kafka-console-producer.sh --broker-list localhost:9091 --topic test</text:p>
      <text:p text:style-name="P7"/>
      <text:p text:style-name="P7">消费者：</text:p>
      <text:p text:style-name="P1"><text:span text:style-name="Source_20_Text">bin/kafka-console-consumer.sh --zookeeper localh</text:span><text:span text:style-name="Source_20_Text"><text:span text:style-name="T2">ost:2181,localhost:2182,localhost:2183</text:span></text:span><text:span text:style-name="Source_20_Text"> --topic test --from-beginning</text:span></text:p>
      <text:p text:style-name="P6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3"><text:span text:style-name="Source_20_Text">删除</text:span></text:p>
            <text:p text:style-name="P3"><text:span text:style-name="Source_20_Text">topicbin/kafka-topics.sh --delete --zookeeper 130.51.23.95:2181 --topic topicname删除topic中存储的内容在config/server.properties中找到如下的位置</text:span></text:p>
          </table:table-cell>
        </table:table-row>
      </table:table>
      <text:p text:style-name="P6"/>
      <text:p text:style-name="P6"/>
      <text:p text:style-name="P6"/>
      <text:p text:style-name="P9"><text:span text:style-name="T4">在</text:span><text:span text:style-name="T3">kafka</text:span><text:span text:style-name="T4">解压目录下下有一个</text:span><text:span text:style-name="T3">config</text:span><text:span text:style-name="T4">的文件夹，里面放置的是我们的配置文件</text:span></text:p>
      <text:p text:style-name="P10"><text:span text:style-name="T4">　　</text:span><text:span text:style-name="T3">consumer.properites </text:span><text:span text:style-name="T4">消费者配置，这个配置文件用于配置于</text:span><text:span text:style-name="T3">2.5</text:span><text:span text:style-name="T4">节中开启的消费者，此处我们使用默认的即可</text:span></text:p>
      <text:p text:style-name="P10"><text:span text:style-name="T4">　　</text:span><text:span text:style-name="T3">producer.properties </text:span><text:span text:style-name="T4">生产者配置，这个配置文件用于配置于</text:span><text:span text:style-name="T3">2.5</text:span><text:span text:style-name="T4">节中开启的生产者，此处我们使用默认的即可</text:span></text:p>
      <text:p text:style-name="P10"><text:soft-page-break/><text:span text:style-name="T4">　　</text:span><text:span text:style-name="T3">server.properties kafka</text:span><text:span text:style-name="T4">服务器的配置，此配置文件用来配置</text:span><text:span text:style-name="T3">kafka</text:span><text:span text:style-name="T4">服务器，目前仅介绍几个最基础的配置.</text:span></text:p>
      <text:list xml:id="list7478209288529989311" text:style-name="L1">
        <text:list-item>
          <text:list>
            <text:list-item>
              <text:p text:style-name="P11"><text:span text:style-name="T3">broker.id </text:span><text:span text:style-name="T4">申明当前</text:span><text:span text:style-name="T3">kafka</text:span><text:span text:style-name="T4">服务器在集群中的唯一</text:span><text:span text:style-name="T3">ID</text:span><text:span text:style-name="T4">，需配置为</text:span><text:span text:style-name="T3">integer,</text:span><text:span text:style-name="T4">并且集群中的每一个</text:span><text:span text:style-name="T3">kafka</text:span><text:span text:style-name="T4">服务器的</text:span><text:span text:style-name="T3">id</text:span><text:span text:style-name="T4">都应是唯一的，我们这里采用默认配置即可</text:span></text:p>
            </text:list-item>
            <text:list-item>
              <text:p text:style-name="P11"><text:span text:style-name="T3">listeners </text:span><text:span text:style-name="T4">申明此</text:span><text:span text:style-name="T3">kafka</text:span><text:span text:style-name="T4">服务器需要监听的端口号，如果是在本机上跑虚拟机运行可以不用配置本项，默认会使用</text:span><text:span text:style-name="T3">localhost</text:span><text:span text:style-name="T4">的地址，如果是在远程服务器上运行则必须配置，例如：</text:span></text:p>
            </text:list-item>
          </text:list>
        </text:list-item>
      </text:list>
      <text:p text:style-name="P10"><text:span text:style-name="T4">　　　　　　　　　　</text:span><text:span text:style-name="T3">listeners=PLAINTEXT:// 192.168.180.128:9092</text:span><text:span text:style-name="T4">。并确保服务器的</text:span><text:span text:style-name="T3">9092</text:span><text:span text:style-name="T4">端口能够访问</text:span></text:p>
      <text:p text:style-name="P10"><text:span text:style-name="T4">　　　　　　</text:span><text:span text:style-name="T3">3.zookeeper.connect </text:span><text:span text:style-name="T4">申明</text:span><text:span text:style-name="T3">kafka</text:span><text:span text:style-name="T4">所连接的</text:span><text:span text:style-name="T3">zookeeper</text:span><text:span text:style-name="T4">的地址 ，需配置为</text:span><text:span text:style-name="T3">zookeeper</text:span><text:span text:style-name="T4">的地址，由于本次使用的是</text:span><text:span text:style-name="T3">kafka</text:span><text:span text:style-name="T4">高版本中自带</text:span><text:span text:style-name="T3">zookeeper</text:span><text:span text:style-name="T4">，使用默认配置即可</text:span><text:span text:style-name="T3">zookeeper.connect=localhost:2181</text:span></text:p>
      <text:p text:style-name="P8"><text:span text:style-name="T5">开启自带的zookeeper：bin/</text:span><text:span text:style-name="Source_20_Text">/zookeeper-server-start.sh config/zookeeper.properti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5:48:28.536253129</meta:creation-date>
    <dc:date>2018-03-09T12:00:56.324786428</dc:date>
    <meta:editing-duration>PT2H14M16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2" meta:paragraph-count="25" meta:word-count="495" meta:character-count="1434" meta:non-whitespace-character-count="1377"/>
  </office:meta>
</office:document-meta>
</file>